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25</text:p>
      <text:p text:style-name="Normal"/>
      <text:p text:style-name="P2">What is your gender?</text:p>
      <text:p text:style-name="Normal"/>
      <text:p text:style-name="Normal">Male</text:p>
      <text:p text:style-name="Normal"/>
      <text:p text:style-name="P3">What did you like about the game?</text:p>
      <text:p text:style-name="Normal"/>
      <text:p text:style-name="Normal">The game was well balanced and simple to understand.</text:p>
      <text:p text:style-name="Normal"/>
      <text:p text:style-name="P4">What did you dislike about the game?</text:p>
      <text:p text:style-name="Normal"/>
      <text:p text:style-name="Normal">The level was unappealing, lacking environmental art to immense myself into the stage.</text:p>
      <text:p text:style-name="Normal"/>
      <text:p text:style-name="P5">How do you think it could be improved?</text:p>
      <text:p text:style-name="P6"/>
      <text:p text:style-name="Normal">Add more art to the stag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4T22:34:00Z</meta:creation-date>
    <dc:date>2018-04-25T09:38:00Z</dc:date>
    <meta:template xlink:href="Normal.dotm" xlink:type="simple"/>
    <meta:editing-cycles>3</meta:editing-cycles>
    <meta:editing-duration>PT39840S</meta:editing-duration>
    <meta:document-statistic meta:page-count="1" meta:paragraph-count="1" meta:word-count="49" meta:character-count="331" meta:row-count="2" meta:non-whitespace-character-count="283"/>
  </office:meta>
</office:document-meta>
</file>